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140b" officeooo:paragraph-rsid="001a140b"/>
    </style:style>
    <style:style style:name="P2" style:family="paragraph" style:parent-style-name="Standard">
      <style:text-properties officeooo:rsid="001b461b" officeooo:paragraph-rsid="001b461b"/>
    </style:style>
    <style:style style:name="P3" style:family="paragraph" style:parent-style-name="Standard">
      <style:text-properties officeooo:rsid="001a140b" officeooo:paragraph-rsid="001a14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vending-rtl.v</text:p>
      <text:p text:style-name="Standard">==================================================</text:p>
      <text:p text:style-name="Standard"><text:s text:c="3"/>BV_MUX <text:s text:c="34"/>163</text:p>
      <text:p text:style-name="Standard"><text:s text:c="3"/>BV_AND <text:s text:c="36"/>3</text:p>
      <text:p text:style-name="Standard"><text:s text:c="3"/>BV_ADD <text:s text:c="35"/>22</text:p>
      <text:p text:style-name="Standard"><text:s text:c="3"/>BV_SUB <text:s text:c="36"/>9</text:p>
      <text:p text:style-name="Standard"><text:s text:c="3"/>BV_MULT <text:s text:c="35"/>8</text:p>
      <text:p text:style-name="Standard"><text:s text:c="3"/>BV_MERGE <text:s text:c="33"/>20</text:p>
      <text:p text:style-name="Standard"><text:s text:c="3"/>BV_EQUALITY <text:s text:c="30"/>15</text:p>
      <text:p text:style-name="Standard"><text:s text:c="3"/>BV_GEQ <text:s text:c="36"/>9</text:p>
      <text:p text:style-name="Standard"><text:s text:c="3"/>BV_SLICE <text:s text:c="32"/>249</text:p>
      <text:p text:style-name="Standard"><text:s text:c="3"/>BV_CONST <text:s text:c="33"/>36</text:p>
      <text:p text:style-name="Standard">--------------------------------------------------</text:p>
      <text:p text:style-name="Standard"><text:s text:c="3"/>V3_PI <text:s text:c="37"/>6</text:p>
      <text:p text:style-name="Standard"><text:s text:c="3"/>V3_PO <text:s text:c="37"/>7</text:p>
      <text:p text:style-name="Standard"><text:s text:c="3"/>V3_FF <text:s text:c="36"/>15</text:p>
      <text:p text:style-name="Standard">==================================================</text:p>
      <text:p text:style-name="Standard"><text:s text:c="3"/>TOTAL <text:s text:c="35"/>555</text:p>
      <text:p text:style-name="Standard"><text:s text:c="3"/>Floating <text:s text:c="34"/>1</text:p>
      <text:p text:style-name="Standard"/>
      <text:p text:style-name="Standard"/>
      <text:p text:style-name="P1">2. vending.btor</text:p>
      <text:p text:style-name="P1">==================================================</text:p>
      <text:p text:style-name="P1"><text:s text:c="3"/>BV_MUX <text:s text:c="34"/>163</text:p>
      <text:p text:style-name="P1"><text:s text:c="3"/>BV_AND <text:s text:c="36"/>3</text:p>
      <text:p text:style-name="P1"><text:s text:c="3"/>BV_ADD <text:s text:c="35"/>22</text:p>
      <text:p text:style-name="P1"><text:s text:c="3"/>BV_SUB <text:s text:c="36"/>9</text:p>
      <text:p text:style-name="P1"><text:s text:c="3"/>BV_MULT <text:s text:c="35"/>8</text:p>
      <text:p text:style-name="P1"><text:s text:c="3"/>BV_MERGE <text:s text:c="33"/>20</text:p>
      <text:p text:style-name="P1"><text:s text:c="3"/>BV_EQUALITY <text:s text:c="30"/>15</text:p>
      <text:p text:style-name="P1"><text:s text:c="3"/>BV_GEQ <text:s text:c="36"/>9</text:p>
      <text:p text:style-name="P1"><text:s text:c="3"/>BV_SLICE <text:s text:c="32"/>144</text:p>
      <text:p text:style-name="P1"><text:s text:c="3"/>BV_CONST <text:s text:c="33"/>52</text:p>
      <text:p text:style-name="P1">--------------------------------------------------</text:p>
      <text:p text:style-name="P1"><text:s text:c="3"/>V3_PI <text:s text:c="37"/>6</text:p>
      <text:p text:style-name="P1"><text:s text:c="3"/>V3_PO <text:s text:c="37"/>7</text:p>
      <text:p text:style-name="P1"><text:s text:c="3"/>V3_FF <text:s text:c="36"/>15</text:p>
      <text:p text:style-name="P1">==================================================</text:p>
      <text:p text:style-name="P1"><text:s text:c="3"/>TOTAL <text:s text:c="35"/>466</text:p>
      <text:p text:style-name="P1"/>
      <text:p text:style-name="P1"/>
      <text:p text:style-name="P2">3. vending.aig</text:p>
      <text:p text:style-name="P2">==================================================</text:p>
      <text:p text:style-name="P2"><text:s text:c="3"/>AIG_NODE <text:s text:c="31"/>5627</text:p>
      <text:p text:style-name="P2">--------------------------------------------------</text:p>
      <text:p text:style-name="P2"><text:s text:c="3"/>V3_PI <text:s text:c="36"/>11</text:p>
      <text:p text:style-name="P2"><text:s text:c="3"/>V3_PO <text:s text:c="36"/>17</text:p>
      <text:p text:style-name="P2"><text:s text:c="3"/>V3_FF <text:s text:c="36"/>48</text:p>
      <text:p text:style-name="P2">==================================================</text:p>
      <text:p text:style-name="P2"><text:s text:c="3"/>TOTAL <text:s text:c="34"/>568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P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23:59:33.884316877</meta:creation-date>
    <meta:generator>LibreOffice/6.0.7.3$Linux_X86_64 LibreOffice_project/00m0$Build-3</meta:generator>
    <dc:date>2020-03-15T14:23:17.864839094</dc:date>
    <meta:editing-duration>PT3M2S</meta:editing-duration>
    <meta:editing-cycles>6</meta:editing-cycles>
    <meta:document-statistic meta:table-count="0" meta:image-count="0" meta:object-count="0" meta:page-count="1" meta:paragraph-count="46" meta:word-count="83" meta:character-count="2093" meta:non-whitespace-character-count="777"/>
  </office:meta>
</office:document-meta>
</file>